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54:.B56])" office:value-type="float" office:value="918.18" calcext:value-type="float">
            <text:p>918.18</text:p>
          </table:table-cell>
          <table:table-cell table:style-name="ce36" table:formula="of:=SUM([.C53:.C56])" office:value-type="float" office:value="933" calcext:value-type="float">
            <text:p>933.00</text:p>
          </table:table-cell>
          <table:table-cell table:style-name="ce36" table:formula="of:=SUM([.D53:.D56])" office:value-type="float" office:value="760.49" calcext:value-type="float">
            <text:p>760.49</text:p>
          </table:table-cell>
          <table:table-cell table:style-name="ce36" table:formula="of:=SUM([.E54:.E56])" office:value-type="float" office:value="602.79" calcext:value-type="float">
            <text:p>602.79</text:p>
          </table:table-cell>
          <table:table-cell table:style-name="ce38" table:formula="of:=SUM([.F54:.F56])" office:value-type="float" office:value="445.1" calcext:value-type="float">
            <text:p>445.1</text:p>
          </table:table-cell>
          <table:table-cell table:style-name="ce38" table:formula="of:=SUM([.G54:.G56])" office:value-type="float" office:value="192.79" calcext:value-type="float">
            <text:p>192.79</text:p>
          </table:table-cell>
          <table:table-cell table:style-name="ce38" table:formula="of:=SUM([.H54:.H56])" office:value-type="float" office:value="0" calcext:value-type="float">
            <text:p>0</text:p>
          </table:table-cell>
          <table:table-cell table:style-name="ce38" table:formula="of:=SUM([.I54:.I56])" office:value-type="float" office:value="918.18" calcext:value-type="float">
            <text:p>918.18</text:p>
          </table:table-cell>
          <table:table-cell table:style-name="ce38" table:formula="of:=SUM([.J54:.J56])" office:value-type="float" office:value="760.49" calcext:value-type="float">
            <text:p>760.49</text:p>
          </table:table-cell>
          <table:table-cell table:style-name="ce38" table:formula="of:=SUM([.K54:.K56])" office:value-type="float" office:value="192.79" calcext:value-type="float">
            <text:p>192.79</text:p>
          </table:table-cell>
          <table:table-cell table:style-name="ce38" table:formula="of:=SUM([.L54:.L56])" office:value-type="float" office:value="918.18" calcext:value-type="float">
            <text:p>918.18</text:p>
          </table:table-cell>
          <table:table-cell table:style-name="ce38" table:formula="of:=SUM([.M54:.M56])" office:value-type="float" office:value="445.1" calcext:value-type="float">
            <text:p>445.1</text:p>
          </table:table-cell>
          <table:table-cell table:style-name="ce38" table:formula="of:=SUM([.N54:.N56])" office:value-type="float" office:value="602.79" calcext:value-type="float">
            <text:p>602.79</text:p>
          </table:table-cell>
          <table:table-cell table:style-name="ce38" table:formula="of:=SUM([.O54:.O56])" office:value-type="float" office:value="760.49" calcext:value-type="float">
            <text:p>760.49</text:p>
          </table:table-cell>
          <table:table-cell table:style-name="ce38" table:formula="of:=SUM([.P54:.P56])" office:value-type="float" office:value="602.79" calcext:value-type="float">
            <text:p>602.79</text:p>
          </table:table-cell>
          <table:table-cell table:style-name="ce38" table:formula="of:=SUM([.Q54:.Q56])" office:value-type="float" office:value="1618.18" calcext:value-type="float">
            <text:p>1618.18</text:p>
          </table:table-cell>
          <table:table-cell table:style-name="ce38" table:formula="of:=SUM([.R54:.R56])" office:value-type="float" office:value="1302.79" calcext:value-type="float">
            <text:p>1302.79</text:p>
          </table:table-cell>
          <table:table-cell table:style-name="ce38" table:formula="of:=SUM([.S54:.S56])" office:value-type="float" office:value="1145.1" calcext:value-type="float">
            <text:p>1145.1</text:p>
          </table:table-cell>
          <table:table-cell table:style-name="ce38" table:formula="of:=SUM([.T54:.T56])" office:value-type="float" office:value="1180.98" calcext:value-type="float">
            <text:p>1180.98</text:p>
          </table:table-cell>
          <table:table-cell table:style-name="ce38" table:formula="of:=SUM([.U54:.U56])" office:value-type="float" office:value="865.59" calcext:value-type="float">
            <text:p>865.59</text:p>
          </table:table-cell>
          <table:table-cell table:style-name="ce38" table:formula="of:=SUM([.V54:.V56])" office:value-type="float" office:value="707.9" calcext:value-type="float">
            <text:p>707.9</text:p>
          </table:table-cell>
          <table:table-cell table:style-name="ce38" table:formula="of:=SUM([.W54:.W56])" office:value-type="float" office:value="1166.1" calcext:value-type="float">
            <text:p>1166.1</text:p>
          </table:table-cell>
          <table:table-cell table:style-name="ce38" table:formula="of:=SUM([.X54:.X56])" office:value-type="float" office:value="850.71" calcext:value-type="float">
            <text:p>850.71</text:p>
          </table:table-cell>
          <table:table-cell table:style-name="ce38" table:formula="of:=SUM([.Y54:.Y56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54]/4" office:value-type="float" office:value="119.4675" calcext:value-type="float">
            <text:p>119.47</text:p>
          </table:table-cell>
          <table:table-cell table:style-name="ce34" table:formula="of:=[.C54]/4" office:value-type="float" office:value="119.4675" calcext:value-type="float">
            <text:p>119.47</text:p>
          </table:table-cell>
          <table:table-cell table:style-name="ce34" table:formula="of:=[.D54]/4" office:value-type="float" office:value="119.4675" calcext:value-type="float">
            <text:p>119.47</text:p>
          </table:table-cell>
          <table:table-cell table:style-name="ce34" table:formula="of:=[.E54]/4" office:value-type="float" office:value="119.4675" calcext:value-type="float">
            <text:p>119.47</text:p>
          </table:table-cell>
          <table:table-cell table:style-name="ce34" table:formula="of:=[.F54]/4" office:value-type="float" office:value="111.275" calcext:value-type="float">
            <text:p>111.28</text:p>
          </table:table-cell>
          <table:table-cell table:style-name="ce34" table:formula="of:=[.G54]/4" office:value-type="float" office:value="48.1975" calcext:value-type="float">
            <text:p>48.20</text:p>
          </table:table-cell>
          <table:table-cell table:style-name="ce34" table:formula="of:=[.H54]/4" office:value-type="float" office:value="0" calcext:value-type="float">
            <text:p>0.00</text:p>
          </table:table-cell>
          <table:table-cell table:style-name="ce34" table:formula="of:=[.I54]/4" office:value-type="float" office:value="119.4675" calcext:value-type="float">
            <text:p>119.47</text:p>
          </table:table-cell>
          <table:table-cell table:style-name="ce34" table:formula="of:=[.J54]/4" office:value-type="float" office:value="119.4675" calcext:value-type="float">
            <text:p>119.47</text:p>
          </table:table-cell>
          <table:table-cell table:style-name="ce34" table:formula="of:=[.K54]/4" office:value-type="float" office:value="48.1975" calcext:value-type="float">
            <text:p>48.20</text:p>
          </table:table-cell>
          <table:table-cell table:style-name="ce34" table:formula="of:=[.L54]/4" office:value-type="float" office:value="119.4675" calcext:value-type="float">
            <text:p>119.47</text:p>
          </table:table-cell>
          <table:table-cell table:style-name="ce34" table:formula="of:=[.M54]/4" office:value-type="float" office:value="111.275" calcext:value-type="float">
            <text:p>111.28</text:p>
          </table:table-cell>
          <table:table-cell table:style-name="ce34" table:formula="of:=[.N54]/4" office:value-type="float" office:value="119.4675" calcext:value-type="float">
            <text:p>119.47</text:p>
          </table:table-cell>
          <table:table-cell table:style-name="ce34" table:formula="of:=[.O54]/4" office:value-type="float" office:value="119.4675" calcext:value-type="float">
            <text:p>119.47</text:p>
          </table:table-cell>
          <table:table-cell table:style-name="ce34" table:formula="of:=[.P54]/4" office:value-type="float" office:value="119.4675" calcext:value-type="float">
            <text:p>119.47</text:p>
          </table:table-cell>
          <table:table-cell table:style-name="ce34" table:formula="of:=[.Q54]/4" office:value-type="float" office:value="119.4675" calcext:value-type="float">
            <text:p>119.47</text:p>
          </table:table-cell>
          <table:table-cell table:style-name="ce34" table:formula="of:=[.R54]/4" office:value-type="float" office:value="119.4675" calcext:value-type="float">
            <text:p>119.47</text:p>
          </table:table-cell>
          <table:table-cell table:style-name="ce34" table:formula="of:=[.S54]/4" office:value-type="float" office:value="119.4675" calcext:value-type="float">
            <text:p>119.47</text:p>
          </table:table-cell>
          <table:table-cell table:style-name="ce34" table:formula="of:=[.T54]/4" office:value-type="float" office:value="185.1675" calcext:value-type="float">
            <text:p>185.17</text:p>
          </table:table-cell>
          <table:table-cell table:style-name="ce34" table:formula="of:=[.U54]/4" office:value-type="float" office:value="185.1675" calcext:value-type="float">
            <text:p>185.17</text:p>
          </table:table-cell>
          <table:table-cell table:style-name="ce34" table:formula="of:=[.V54]/4" office:value-type="float" office:value="176.975" calcext:value-type="float">
            <text:p>176.98</text:p>
          </table:table-cell>
          <table:table-cell table:style-name="ce34" table:formula="of:=[.W54]/4" office:value-type="float" office:value="119.4675" calcext:value-type="float">
            <text:p>119.47</text:p>
          </table:table-cell>
          <table:table-cell table:style-name="ce34" table:formula="of:=[.X54]/4" office:value-type="float" office:value="119.4675" calcext:value-type="float">
            <text:p>119.47</text:p>
          </table:table-cell>
          <table:table-cell table:style-name="ce34" table:formula="of:=[.Y54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55]/4" office:value-type="float" office:value="0" calcext:value-type="float">
            <text:p>0.00</text:p>
          </table:table-cell>
          <table:table-cell table:style-name="ce34" table:formula="of:=[.C55]/4" office:value-type="float" office:value="0" calcext:value-type="float">
            <text:p>0.00</text:p>
          </table:table-cell>
          <table:table-cell table:style-name="ce34" table:formula="of:=[.D55]/4" office:value-type="float" office:value="0" calcext:value-type="float">
            <text:p>0.00</text:p>
          </table:table-cell>
          <table:table-cell table:style-name="ce34" table:formula="of:=[.E55]/4" office:value-type="float" office:value="0" calcext:value-type="float">
            <text:p>0.00</text:p>
          </table:table-cell>
          <table:table-cell table:style-name="ce34" table:formula="of:=[.F55]/4" office:value-type="float" office:value="0" calcext:value-type="float">
            <text:p>0.00</text:p>
          </table:table-cell>
          <table:table-cell table:style-name="ce34" table:formula="of:=[.G55]/4" office:value-type="float" office:value="0" calcext:value-type="float">
            <text:p>0.00</text:p>
          </table:table-cell>
          <table:table-cell table:style-name="ce34" table:formula="of:=[.H55]/4" office:value-type="float" office:value="0" calcext:value-type="float">
            <text:p>0.00</text:p>
          </table:table-cell>
          <table:table-cell table:style-name="ce34" table:formula="of:=[.I55]/4" office:value-type="float" office:value="0" calcext:value-type="float">
            <text:p>0.00</text:p>
          </table:table-cell>
          <table:table-cell table:style-name="ce34" table:formula="of:=[.J55]/4" office:value-type="float" office:value="0" calcext:value-type="float">
            <text:p>0.00</text:p>
          </table:table-cell>
          <table:table-cell table:style-name="ce34" table:formula="of:=[.K55]/4" office:value-type="float" office:value="0" calcext:value-type="float">
            <text:p>0.00</text:p>
          </table:table-cell>
          <table:table-cell table:style-name="ce34" table:formula="of:=[.L55]/4" office:value-type="float" office:value="0" calcext:value-type="float">
            <text:p>0.00</text:p>
          </table:table-cell>
          <table:table-cell table:style-name="ce34" table:formula="of:=[.M55]/4" office:value-type="float" office:value="0" calcext:value-type="float">
            <text:p>0.00</text:p>
          </table:table-cell>
          <table:table-cell table:style-name="ce34" table:formula="of:=[.N55]/4" office:value-type="float" office:value="0" calcext:value-type="float">
            <text:p>0.00</text:p>
          </table:table-cell>
          <table:table-cell table:style-name="ce34" table:formula="of:=[.O55]/4" office:value-type="float" office:value="0" calcext:value-type="float">
            <text:p>0.00</text:p>
          </table:table-cell>
          <table:table-cell table:style-name="ce34" table:formula="of:=[.P55]/4" office:value-type="float" office:value="0" calcext:value-type="float">
            <text:p>0.00</text:p>
          </table:table-cell>
          <table:table-cell table:style-name="ce34" table:formula="of:=[.Q55]/4" office:value-type="float" office:value="175" calcext:value-type="float">
            <text:p>175.00</text:p>
          </table:table-cell>
          <table:table-cell table:style-name="ce34" table:formula="of:=[.R55]/4" office:value-type="float" office:value="175" calcext:value-type="float">
            <text:p>175.00</text:p>
          </table:table-cell>
          <table:table-cell table:style-name="ce34" table:formula="of:=[.S55]/4" office:value-type="float" office:value="166.8075" calcext:value-type="float">
            <text:p>166.81</text:p>
          </table:table-cell>
          <table:table-cell table:style-name="ce34" table:formula="of:=[.T55]/4" office:value-type="float" office:value="0" calcext:value-type="float">
            <text:p>0.00</text:p>
          </table:table-cell>
          <table:table-cell table:style-name="ce34" table:formula="of:=[.U55]/4" office:value-type="float" office:value="0" calcext:value-type="float">
            <text:p>0.00</text:p>
          </table:table-cell>
          <table:table-cell table:style-name="ce34" table:formula="of:=[.V55]/4" office:value-type="float" office:value="0" calcext:value-type="float">
            <text:p>0.00</text:p>
          </table:table-cell>
          <table:table-cell table:style-name="ce34" table:formula="of:=[.W55]/4" office:value-type="float" office:value="0" calcext:value-type="float">
            <text:p>0.00</text:p>
          </table:table-cell>
          <table:table-cell table:style-name="ce34" table:formula="of:=[.X55]/4" office:value-type="float" office:value="0" calcext:value-type="float">
            <text:p>0.00</text:p>
          </table:table-cell>
          <table:table-cell table:style-name="ce34" table:formula="of:=[.Y55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56]/4" office:value-type="float" office:value="110.0775" calcext:value-type="float">
            <text:p>110.08</text:p>
          </table:table-cell>
          <table:table-cell table:style-name="ce34" table:formula="of:=[.C56]/4" office:value-type="float" office:value="113.7825" calcext:value-type="float">
            <text:p>113.78</text:p>
          </table:table-cell>
          <table:table-cell table:style-name="ce34" table:formula="of:=[.D56]/4" office:value-type="float" office:value="70.655" calcext:value-type="float">
            <text:p>70.66</text:p>
          </table:table-cell>
          <table:table-cell table:style-name="ce34" table:formula="of:=[.E56]/4" office:value-type="float" office:value="31.23" calcext:value-type="float">
            <text:p>31.23</text:p>
          </table:table-cell>
          <table:table-cell table:style-name="ce34" table:formula="of:=[.F56]/4" office:value-type="float" office:value="0" calcext:value-type="float">
            <text:p>0.00</text:p>
          </table:table-cell>
          <table:table-cell table:style-name="ce34" table:formula="of:=[.G56]/4" office:value-type="float" office:value="0" calcext:value-type="float">
            <text:p>0.00</text:p>
          </table:table-cell>
          <table:table-cell table:style-name="ce34" table:formula="of:=[.H56]/4" office:value-type="float" office:value="0" calcext:value-type="float">
            <text:p>0.00</text:p>
          </table:table-cell>
          <table:table-cell table:style-name="ce34" table:formula="of:=[.I56]/4" office:value-type="float" office:value="110.0775" calcext:value-type="float">
            <text:p>110.08</text:p>
          </table:table-cell>
          <table:table-cell table:style-name="ce34" table:formula="of:=[.J56]/4" office:value-type="float" office:value="70.655" calcext:value-type="float">
            <text:p>70.66</text:p>
          </table:table-cell>
          <table:table-cell table:style-name="ce34" table:formula="of:=[.K56]/4" office:value-type="float" office:value="0" calcext:value-type="float">
            <text:p>0.00</text:p>
          </table:table-cell>
          <table:table-cell table:style-name="ce34" table:formula="of:=[.L56]/4" office:value-type="float" office:value="110.0775" calcext:value-type="float">
            <text:p>110.08</text:p>
          </table:table-cell>
          <table:table-cell table:style-name="ce34" table:formula="of:=[.M56]/4" office:value-type="float" office:value="0" calcext:value-type="float">
            <text:p>0.00</text:p>
          </table:table-cell>
          <table:table-cell table:style-name="ce34" table:formula="of:=[.N56]/4" office:value-type="float" office:value="31.23" calcext:value-type="float">
            <text:p>31.23</text:p>
          </table:table-cell>
          <table:table-cell table:style-name="ce34" table:formula="of:=[.O56]/4" office:value-type="float" office:value="70.655" calcext:value-type="float">
            <text:p>70.66</text:p>
          </table:table-cell>
          <table:table-cell table:style-name="ce34" table:formula="of:=[.P56]/4" office:value-type="float" office:value="31.23" calcext:value-type="float">
            <text:p>31.23</text:p>
          </table:table-cell>
          <table:table-cell table:style-name="ce34" table:formula="of:=[.Q56]/4" office:value-type="float" office:value="110.0775" calcext:value-type="float">
            <text:p>110.08</text:p>
          </table:table-cell>
          <table:table-cell table:style-name="ce34" table:formula="of:=[.R56]/4" office:value-type="float" office:value="31.23" calcext:value-type="float">
            <text:p>31.23</text:p>
          </table:table-cell>
          <table:table-cell table:style-name="ce34" table:formula="of:=[.S56]/4" office:value-type="float" office:value="0" calcext:value-type="float">
            <text:p>0.00</text:p>
          </table:table-cell>
          <table:table-cell table:style-name="ce34" table:formula="of:=[.T56]/4" office:value-type="float" office:value="110.0775" calcext:value-type="float">
            <text:p>110.08</text:p>
          </table:table-cell>
          <table:table-cell table:style-name="ce34" table:formula="of:=[.U56]/4" office:value-type="float" office:value="31.23" calcext:value-type="float">
            <text:p>31.23</text:p>
          </table:table-cell>
          <table:table-cell table:style-name="ce34" table:formula="of:=[.V56]/4" office:value-type="float" office:value="0" calcext:value-type="float">
            <text:p>0.00</text:p>
          </table:table-cell>
          <table:table-cell table:style-name="ce34" table:formula="of:=[.W56]/4" office:value-type="float" office:value="172.0575" calcext:value-type="float">
            <text:p>172.06</text:p>
          </table:table-cell>
          <table:table-cell table:style-name="ce34" table:formula="of:=[.X56]/4" office:value-type="float" office:value="93.21" calcext:value-type="float">
            <text:p>93.21</text:p>
          </table:table-cell>
          <table:table-cell table:style-name="ce34" table:formula="of:=[.Y56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57]/4" office:value-type="float" office:value="229.545" calcext:value-type="float">
            <text:p>229.55</text:p>
          </table:table-cell>
          <table:table-cell table:style-name="ce36" table:formula="of:=[.C57]/4" office:value-type="float" office:value="233.25" calcext:value-type="float">
            <text:p>233.25</text:p>
          </table:table-cell>
          <table:table-cell table:style-name="ce36" table:formula="of:=[.D57]/4" office:value-type="float" office:value="190.1225" calcext:value-type="float">
            <text:p>190.12</text:p>
          </table:table-cell>
          <table:table-cell table:style-name="ce36" table:formula="of:=[.E57]/4" office:value-type="float" office:value="150.6975" calcext:value-type="float">
            <text:p>150.70</text:p>
          </table:table-cell>
          <table:table-cell table:style-name="ce36" table:formula="of:=[.F57]/4" office:value-type="float" office:value="111.275" calcext:value-type="float">
            <text:p>111.28</text:p>
          </table:table-cell>
          <table:table-cell table:style-name="ce36" table:formula="of:=[.G57]/4" office:value-type="float" office:value="48.1975" calcext:value-type="float">
            <text:p>48.20</text:p>
          </table:table-cell>
          <table:table-cell table:style-name="ce36" table:formula="of:=[.H57]/4" office:value-type="float" office:value="0" calcext:value-type="float">
            <text:p>0.00</text:p>
          </table:table-cell>
          <table:table-cell table:style-name="ce36" table:formula="of:=[.I57]/4" office:value-type="float" office:value="229.545" calcext:value-type="float">
            <text:p>229.55</text:p>
          </table:table-cell>
          <table:table-cell table:style-name="ce36" table:formula="of:=[.J57]/4" office:value-type="float" office:value="190.1225" calcext:value-type="float">
            <text:p>190.12</text:p>
          </table:table-cell>
          <table:table-cell table:style-name="ce36" table:formula="of:=[.K57]/4" office:value-type="float" office:value="48.1975" calcext:value-type="float">
            <text:p>48.20</text:p>
          </table:table-cell>
          <table:table-cell table:style-name="ce36" table:formula="of:=[.L57]/4" office:value-type="float" office:value="229.545" calcext:value-type="float">
            <text:p>229.55</text:p>
          </table:table-cell>
          <table:table-cell table:style-name="ce36" table:formula="of:=[.M57]/4" office:value-type="float" office:value="111.275" calcext:value-type="float">
            <text:p>111.28</text:p>
          </table:table-cell>
          <table:table-cell table:style-name="ce36" table:formula="of:=[.N57]/4" office:value-type="float" office:value="150.6975" calcext:value-type="float">
            <text:p>150.70</text:p>
          </table:table-cell>
          <table:table-cell table:style-name="ce36" table:formula="of:=[.O57]/4" office:value-type="float" office:value="190.1225" calcext:value-type="float">
            <text:p>190.12</text:p>
          </table:table-cell>
          <table:table-cell table:style-name="ce36" table:formula="of:=[.P57]/4" office:value-type="float" office:value="150.6975" calcext:value-type="float">
            <text:p>150.70</text:p>
          </table:table-cell>
          <table:table-cell table:style-name="ce36" table:formula="of:=[.Q57]/4" office:value-type="float" office:value="404.545" calcext:value-type="float">
            <text:p>404.55</text:p>
          </table:table-cell>
          <table:table-cell table:style-name="ce36" table:formula="of:=[.R57]/4" office:value-type="float" office:value="325.6975" calcext:value-type="float">
            <text:p>325.70</text:p>
          </table:table-cell>
          <table:table-cell table:style-name="ce36" table:formula="of:=[.S57]/4" office:value-type="float" office:value="286.275" calcext:value-type="float">
            <text:p>286.28</text:p>
          </table:table-cell>
          <table:table-cell table:style-name="ce36" table:formula="of:=[.T57]/4" office:value-type="float" office:value="295.245" calcext:value-type="float">
            <text:p>295.25</text:p>
          </table:table-cell>
          <table:table-cell table:style-name="ce36" table:formula="of:=[.U57]/4" office:value-type="float" office:value="216.3975" calcext:value-type="float">
            <text:p>216.40</text:p>
          </table:table-cell>
          <table:table-cell table:style-name="ce36" table:formula="of:=[.V57]/4" office:value-type="float" office:value="176.975" calcext:value-type="float">
            <text:p>176.98</text:p>
          </table:table-cell>
          <table:table-cell table:style-name="ce36" table:formula="of:=[.W57]/4" office:value-type="float" office:value="291.525" calcext:value-type="float">
            <text:p>291.53</text:p>
          </table:table-cell>
          <table:table-cell table:style-name="ce36" table:formula="of:=[.X57]/4" office:value-type="float" office:value="212.6775" calcext:value-type="float">
            <text:p>212.68</text:p>
          </table:table-cell>
          <table:table-cell table:style-name="ce36" table:formula="of:=[.Y57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09-07T18:54:38.439090266</dc:date>
    <dc:creator>Graham Stark</dc:creator>
    <meta:editing-duration>PT4H5M46S</meta:editing-duration>
    <meta:editing-cycles>91</meta:editing-cycles>
    <meta:generator>LibreOffice/5.1.6.2$Linux_X86_64 LibreOffice_project/10m0$Build-2</meta:generator>
    <meta:document-statistic meta:table-count="2" meta:cell-count="1102" meta:object-count="0"/>
  </office:meta>
</office:document-meta>
</file>